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3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2" style:family="table-cell" style:parent-style-name="Default" style:data-style-name="N13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3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3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5" style:family="table-cell" style:parent-style-name="Default" style:data-style-name="N13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1" style:family="table-cell" style:parent-style-name="Default" style:data-style-name="N13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2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0">
      <number:text>(</number:text>
      <number:currency-symbol/>
      <number:text>\,)</number:text>
      <style:map style:condition="value()&gt;=0" style:apply-style-name="N110P0"/>
    </number:currency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5">
      <number:text>R$-""""""""""""""""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""""""""""""""""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number number:decimal-places="2" number:min-decimal-places="2" number:min-integer-digits="1" number:grouping="true"/>
    </number:number-style>
    <number:number-style style:name="N13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5">
      <number:text>-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4">
      <number:minutes number:style="long"/>
      <number:text>:</number:text>
      <number:seconds number:style="long"/>
      <number:text>,</number:text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</number:tim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 number:textual="true"/>
      <number:text> </number:text>
      <number:year/>
    </number:date-style>
    <number:date-style style:name="N157">
      <number:day number:style="long"/>
      <number:text>. </number:text>
      <number:month number:textual="true"/>
    </number:date-style>
    <number:date-style style:name="N158">
      <number:day number:style="long"/>
      <number:text>. </number:text>
      <number:month number:textual="true"/>
      <number:text> </number:text>
      <number:year/>
    </number:date-style>
    <number:date-style style:name="N159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33:30.020000000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33:30.0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7-14T17:33:57.817000000</dc:date>
    <dc:language>pt-PT</dc:language>
    <meta:editing-cycles>569</meta:editing-cycles>
    <meta:editing-duration>PT16H34M55S</meta:editing-duration>
    <meta:print-date>2021-07-27T10:21:40.760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